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submenu “Bindings-&gt;Axis Mappings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editor for blueprintTank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Event 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MainMenu</text:p>
          </table:table-cell>
          <table:table-cell office:value-type="string">
            <text:p>Type: Widget Blueprint</text:p>
          </table:table-cell>
          <table:table-cell office:value-type="string">
            <text:p>Import image-file(s)</text:p>
          </table:table-cell>
          <table:table-cell office:value-type="string">
            <text:p>- In "Content Browser" navigate to folder for ima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image(s) to im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<text:span text:style-name="T1">(</text:span>use prefix "image"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Widget to display the image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Advanced Asset-&gt;User Interface-&gt;Widget 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PlayerMainMenu" and make sure it's in the correct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blueprintMainMenu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a Scale Box-object (takes care of scaling of child when resized)</text:p>
          </table:table-cell>
          <table:table-cell office:value-type="string">
            <text:p>- Drag a "Scale Box" from the "Palette-&gt;Panel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aleboxBackground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<text:span text:style-name="T1">(</text:span>Canvas Panel Slot<text:span text:style-name="T1">)</text:span>-&gt;Anchors" select the 'full size'-anchor (at the bottom righ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" set "Offset Right"=0 and "Offset Bottom"=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(Canvas Panel Slot)-&gt;ZOrder"=-1 <text:span text:style-name="T1">(</text:span>make sure te background is rendered behind all other objects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t "Details-&gt;Stretching-&gt;Stretch"="Scale to Fill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an Image-object for the background</text:p>
          </table:table-cell>
          <table:table-cell office:value-type="string">
            <text:p>- Drag an "image" from the "Palette-&gt;Common" onto the Designer canva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imageBackground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the image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Brush" select the imported image fi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" disable "Is Variab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Scale 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port font(s)</text:p>
          </table:table-cell>
          <table:table-cell office:value-type="string">
            <text:p>- In "Content Browser" navigate to folder for font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font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fontInkTank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Text-object for the title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Tit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1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Battle 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lef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7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7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Button-object as Start Button</text:p>
          </table:table-cell>
          <table:table-cell office:value-type="string">
            <text:p>- Drag a "Button" from the "Palette-&gt;Common" in the Hierarchy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righ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-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3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" enable "Is Variable" <text:span text:style-name="T1">(</text:span>otherwise the button will not generate events<text:span text:style-name="T1">)</text:span>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Caption of buttonStart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buttonSta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Star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Color and Opacity" R, G, B and A = 0 ,0, 0, 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t "Details-&gt;Content"="Start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MainMenu</text:p>
          </table:table-cell>
          <table:table-cell office:value-type="string">
            <text:p>Type: Level/Scene/Map</text:p>
          </table:table-cell>
          <table:table-cell office:value-type="string">
            <text:p>Create a Scene for the main menu</text:p>
          </table:table-cell>
          <table:table-cell office:value-type="string">
            <text:p>- “Main Menu-&gt;File-&gt;New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Empty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"Main Menu-&gt;File-&gt;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tore it in the Scenes-folder and name it "sceneMainMenu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it the Blueprint responsible for displaying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Event 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MainMenu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how mouse cursor in the menu</text:p>
          </table:table-cell>
          <table:table-cell office:value-type="string">
            <text:p>- Open blueprintMainMenu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Show Mouse Curso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-outputpin of the "Get Player Controller"-node to the "Target"inputpin of thet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dd To Viewport"-node to the "Exec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Set Show Mouse Cursor" enable "Show Mouse Cursor"</text:p>
          </table:table-cell>
          <table:table-cell table:number-columns-repeated="3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-04-2017</text:date>, <text:time>20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06T20:53:34.81</dc:date>
    <dc:creator>Gerard de Vries</dc:creator>
    <meta:editing-duration>P6DT11H14M29S</meta:editing-duration>
    <meta:editing-cycles>476</meta:editing-cycles>
    <meta:document-statistic meta:table-count="1" meta:cell-count="650" meta:object-count="0"/>
  </office:meta>
</office:document-meta>
</file>